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alibri"/>
    </style:style>
    <style:style style:name="P2" style:family="paragraph" style:parent-style-name="Text_20_body">
      <style:text-properties style:font-name="Calibri" fo:font-size="12pt" fo:language="zxx" fo:country="none" fo:font-style="normal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3" style:family="paragraph" style:parent-style-name="Text_20_body">
      <style:text-properties style:font-name="Calibri" fo:font-size="12pt" fo:language="zxx" fo:country="none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" style:family="paragraph" style:parent-style-name="Heading_20_2">
      <style:text-properties style:font-name="Calibri" fo:font-size="18pt" fo:font-style="normal" style:font-size-asian="18pt" style:font-style-asian="normal" style:font-size-complex="18pt" style:font-style-complex="normal"/>
    </style:style>
    <style:style style:name="P5" style:family="paragraph" style:parent-style-name="Heading_20_2">
      <style:text-properties style:font-name="Calibri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Heading_20_2">
      <style:paragraph-properties fo:break-before="page"/>
      <style:text-properties style:font-name="Calibri" fo:font-size="18pt" fo:font-style="normal" style:font-size-asian="18pt" style:font-style-asian="normal" style:font-size-complex="18pt" style:font-style-complex="normal"/>
    </style:style>
    <style:style style:name="P7" style:family="paragraph" style:parent-style-name="Heading_20_2">
      <style:paragraph-properties fo:break-before="page"/>
      <style:text-properties style:font-name="Calibri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Heading_20_1">
      <style:paragraph-properties fo:break-before="page"/>
      <style:text-properties style:font-name="Calibri" fo:font-size="20pt" style:font-size-asian="20pt" style:font-size-complex="20pt"/>
    </style:style>
    <style:style style:name="P9" style:family="paragraph" style:parent-style-name="Heading_20_1">
      <style:paragraph-properties fo:break-before="page"/>
      <style:text-properties style:font-name="Calibri" fo:font-size="20pt" fo:language="zxx" fo:country="none" fo:font-style="normal" fo:font-weight="bold" style:font-name-asian="Andale Sans UI" style:font-size-asian="20pt" style:language-asian="zxx" style:country-asian="none" style:font-style-asian="normal" style:font-weight-asian="bold" style:font-name-complex="Tahoma" style:font-size-complex="20pt" style:language-complex="zxx" style:country-complex="none" style:font-style-complex="normal" style:font-weight-complex="bold"/>
    </style:style>
    <style:style style:name="P10" style:family="paragraph" style:parent-style-name="Heading_20_1">
      <style:paragraph-properties fo:break-before="page"/>
      <style:text-properties style:font-name="Calibri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Heading_20_3">
      <style:text-properties style:font-name="Calibri" fo:font-size="14pt" fo:font-style="normal" style:font-size-asian="14pt" style:font-style-asian="normal" style:font-size-complex="14pt" style:font-style-complex="normal"/>
    </style:style>
    <style:style style:name="P13" style:family="paragraph" style:parent-style-name="Heading_20_3">
      <style:paragraph-properties fo:margin-top="0.423cm" fo:margin-bottom="0.212cm" fo:keep-with-next="always"/>
      <style:text-properties style:font-name="Calibri" fo:font-size="14pt" fo:language="zxx" fo:country="none" fo:font-style="normal" fo:font-weight="bold" style:font-name-asian="Andale Sans UI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style:font-name="Calibri" fo:font-size="12pt" style:font-size-asian="12pt" style:font-size-complex="12pt"/>
    </style:style>
    <style:style style:name="P17" style:family="paragraph" style:parent-style-name="Text_20_body">
      <style:text-properties style:font-name="Calibri" fo:font-size="12pt" fo:font-style="normal" style:font-size-asian="12pt" style:font-style-asian="normal" style:font-size-complex="12pt" style:font-style-complex="normal"/>
    </style:style>
    <style:style style:name="P18" style:family="paragraph" style:parent-style-name="Text_20_body" style:list-style-name="L1">
      <style:text-properties style:font-name="Calibri" fo:font-size="12pt" fo:font-style="normal" style:font-size-asian="12pt" style:font-style-asian="normal" style:font-size-complex="12pt" style:font-style-complex="normal"/>
    </style:style>
    <style:style style:name="P19" style:family="paragraph" style:parent-style-name="Text_20_body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text-properties style:font-name="Calibri" fo:font-size="12pt" fo:language="zxx" fo:country="none" fo:font-style="normal" fo:font-weight="normal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1" style:family="paragraph" style:parent-style-name="Text_20_body" style:list-style-name="L1">
      <style:text-properties style:font-name="Calibri" fo:font-size="12pt" fo:language="zxx" fo:country="none" fo:font-style="normal" fo:font-weight="normal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" style:family="text">
      <style:text-properties style:font-name="Calibri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1">1 Einleitung<text:tab/>2</text:p>
          <text:p text:style-name="P11">2 Frameworks<text:tab/>3</text:p>
          <text:p text:style-name="P14">2.1 HTML Framework<text:tab/>3</text:p>
          <text:p text:style-name="P15">2.1.1 Einleitung<text:tab/>3</text:p>
          <text:p text:style-name="P15">2.1.2 Eigenschaften<text:tab/>3</text:p>
          <text:p text:style-name="P15">2.1.3 Vorteile<text:tab/>3</text:p>
          <text:p text:style-name="P15">2.1.4 Nachteile<text:tab/>3</text:p>
          <text:p text:style-name="P15">2.1.5 Fazit<text:tab/>3</text:p>
          <text:p text:style-name="P14">2.2 CSS Framework<text:tab/>4</text:p>
          <text:p text:style-name="P15">2.2.1 Einleitung<text:tab/>4</text:p>
          <text:p text:style-name="P15">2.2.2 Eigenschaften<text:tab/>4</text:p>
          <text:p text:style-name="P15">2.2.3 Vorteile<text:tab/>4</text:p>
          <text:p text:style-name="P15">2.2.4 Nachteile<text:tab/>4</text:p>
          <text:p text:style-name="P15">2.2.5 Fazit<text:tab/>4</text:p>
          <text:p text:style-name="P14">2.3 AngularJS<text:tab/>5</text:p>
          <text:p text:style-name="P15">2.3.1 Einleitung<text:tab/>5</text:p>
          <text:p text:style-name="P15">2.3.2 Eigenschaften<text:tab/>5</text:p>
          <text:p text:style-name="P15">2.3.3 Vorteile<text:tab/>5</text:p>
          <text:p text:style-name="P15">2.3.4 Nachteile<text:tab/>5</text:p>
          <text:p text:style-name="P15">2.3.5 Fazit<text:tab/>5</text:p>
          <text:p text:style-name="P14">2.4 Bootstrap<text:tab/>6</text:p>
          <text:p text:style-name="P15">2.4.1 Einleitung<text:tab/>6</text:p>
          <text:p text:style-name="P15">2.4.2 Eigenschaften<text:tab/>6</text:p>
          <text:p text:style-name="P15">2.4.3 Vorteile<text:tab/>6</text:p>
          <text:p text:style-name="P15">2.4.4 Nachteile<text:tab/>6</text:p>
          <text:p text:style-name="P15">2.4.5 Fazit<text:tab/>6</text:p>
          <text:p text:style-name="P11">3 Ablauf<text:tab/>7</text:p>
          <text:p text:style-name="P15">2.1.1 lorem<text:tab/>7</text:p>
          <text:p text:style-name="P15">2.1.2 ipsum<text:tab/>7</text:p>
          <text:p text:style-name="P15">2.1.3 dolor<text:tab/>7</text:p>
          <text:p text:style-name="P15">2.1.4 amet<text:tab/>7</text:p>
          <text:p text:style-name="P15">2.1.5 Allgemeines Aktivitätsdiagramm<text:tab/>7</text:p>
          <text:p text:style-name="P11">4 Programm<text:tab/>8</text:p>
          <text:p text:style-name="P14">4.1 Hauptmenü<text:tab/>8</text:p>
          <text:p text:style-name="P14">4.2 Spiele<text:tab/>8</text:p>
          <text:p text:style-name="P15">4.2.1 Zu pflegende Eigenschaften<text:tab/>8</text:p>
          <text:p text:style-name="P14">4.3 Ergebnisse<text:tab/>8</text:p>
          <text:p text:style-name="P15">4.2.1 Zu pflegende Eigenschaften<text:tab/>8</text:p>
          <text:p text:style-name="P14">4.4 whatever<text:tab/>8</text:p>
          <text:p text:style-name="P15">4.2.1 Zu pflegende Eigenschaften<text:tab/>8</text:p>
          <text:p text:style-name="P11">5 Quellen<text:tab/>9</text:p>
          <text:p text:style-name="P14">5.1 HTML Framework<text:tab/>9</text:p>
          <text:p text:style-name="P14">5.2 CSS Framework<text:tab/>9</text:p>
          <text:p text:style-name="P14">5.3 AngularJS<text:tab/>9</text:p>
          <text:p text:style-name="P14">5.4 Bootstrap<text:tab/>9</text:p>
        </text:index-body>
      </text:table-of-content>
      <text:p text:style-name="Standard"/>
      <text:h text:style-name="P8" text:outline-level="1">1 Einleitung</text:h>
      <text:p text:style-name="P16">Blub</text:p>
      <text:h text:style-name="P9" text:outline-level="1">2 Frameworks</text:h>
      <text:h text:style-name="P4" text:outline-level="2">2.1 HTML Framework</text:h>
      <text:h text:style-name="P12" text:outline-level="3">2.1.1 Einleitung</text:h>
      <text:p text:style-name="P17">Bla</text:p>
      <text:h text:style-name="P12" text:outline-level="3">2.1.2 Eigenschaften</text:h>
      <text:p text:style-name="P2">bla</text:p>
      <text:h text:style-name="P12" text:outline-level="3">2.1.3 Vorteile</text:h>
      <text:p text:style-name="P2">bla</text:p>
      <text:h text:style-name="P12" text:outline-level="3">2.1.4 Nachteile</text:h>
      <text:p text:style-name="P2">bla</text:p>
      <text:h text:style-name="P12" text:outline-level="3">2.1.5 Fazit</text:h>
      <text:p text:style-name="P2">bla</text:p>
      <text:h text:style-name="P6" text:outline-level="2">2.2 CSS Framework</text:h>
      <text:h text:style-name="P12" text:outline-level="3">2.2.1 Einleitung</text:h>
      <text:p text:style-name="P17">Bla</text:p>
      <text:h text:style-name="P12" text:outline-level="3">2.2.2 Eigenschaften</text:h>
      <text:p text:style-name="P2">bla</text:p>
      <text:h text:style-name="P12" text:outline-level="3">2.2.3 Vorteile</text:h>
      <text:p text:style-name="P2">bla</text:p>
      <text:h text:style-name="P12" text:outline-level="3">2.2.4 Nachteile</text:h>
      <text:p text:style-name="P2">bla</text:p>
      <text:h text:style-name="P12" text:outline-level="3">2.2.5 Fazit</text:h>
      <text:p text:style-name="P2">bla</text:p>
      <text:h text:style-name="P6" text:outline-level="2">2.3 AngularJS</text:h>
      <text:h text:style-name="P12" text:outline-level="3">2.3.1 Einleitung</text:h>
      <text:p text:style-name="P17">Bla</text:p>
      <text:h text:style-name="P12" text:outline-level="3">2.3.2 Eigenschaften</text:h>
      <text:p text:style-name="P2">bla</text:p>
      <text:h text:style-name="P12" text:outline-level="3">2.3.3 Vorteile</text:h>
      <text:p text:style-name="P2">bla</text:p>
      <text:h text:style-name="P12" text:outline-level="3">2.3.4 Nachteile</text:h>
      <text:p text:style-name="P2">bla</text:p>
      <text:h text:style-name="P12" text:outline-level="3">2.3.5 Fazit</text:h>
      <text:p text:style-name="P2">bla</text:p>
      <text:h text:style-name="P7" text:outline-level="2">2.4 Bootstrap</text:h>
      <text:h text:style-name="P12" text:outline-level="3">2.4.1 Einleitung</text:h>
      <text:p text:style-name="P17">Bla</text:p>
      <text:h text:style-name="P12" text:outline-level="3">2.4.2 Eigenschaften</text:h>
      <text:p text:style-name="P2">bla</text:p>
      <text:h text:style-name="P12" text:outline-level="3">2.4.3 Vorteile</text:h>
      <text:p text:style-name="P2">bla</text:p>
      <text:h text:style-name="P12" text:outline-level="3">2.4.4 Nachteile</text:h>
      <text:p text:style-name="P2">bla</text:p>
      <text:h text:style-name="P12" text:outline-level="3">2.4.5 Fazit</text:h>
      <text:p text:style-name="P3">bla sefsf</text:p>
      <text:h text:style-name="P10" text:outline-level="1">3 Ablauf</text:h>
      <text:p text:style-name="P19">&lt;Ablaufdiagramm&gt;</text:p>
      <text:h text:style-name="P12" text:outline-level="3">2.1.1 lorem</text:h>
      <text:p text:style-name="P17">Bla</text:p>
      <text:h text:style-name="P12" text:outline-level="3">2.1.2 ipsum</text:h>
      <text:p text:style-name="P2">bla</text:p>
      <text:h text:style-name="P12" text:outline-level="3">2.1.3 dolor</text:h>
      <text:p text:style-name="P2">bla</text:p>
      <text:h text:style-name="P12" text:outline-level="3">2.1.4 amet</text:h>
      <text:p text:style-name="P2">bla</text:p>
      <text:h text:style-name="P12" text:outline-level="3">2.1.5 Allgemeines Aktivitätsdiagramm</text:h>
      <text:p text:style-name="P3">bla</text:p>
      <text:h text:style-name="P10" text:outline-level="1">4 Programm</text:h>
      <text:h text:style-name="P4" text:outline-level="2">4.1 Hauptmenü</text:h>
      <text:p text:style-name="P17">&lt;Use Case&gt;</text:p>
      <text:h text:style-name="P4" text:outline-level="2">4.2 Spiele</text:h>
      <text:p text:style-name="P17">&lt;Use Case&gt;</text:p>
      <text:h text:style-name="P12" text:outline-level="3">4.2.1 Zu pflegende Eigenschaften</text:h>
      <text:p text:style-name="P17">blabla:</text:p>
      <text:list xml:id="list4141869203892595240" text:style-name="L1">
        <text:list-item>
          <text:p text:style-name="P18">lorem</text:p>
        </text:list-item>
        <text:list-item>
          <text:p text:style-name="P18">ipsum</text:p>
        </text:list-item>
        <text:list-item>
          <text:p text:style-name="P18">dolor</text:p>
        </text:list-item>
      </text:list>
      <text:p text:style-name="P17">&lt;Use Case&gt;</text:p>
      <text:h text:style-name="P4" text:outline-level="2">4.3 Ergebnisse</text:h>
      <text:p text:style-name="P19">&lt;Use Case&gt;</text:p>
      <text:h text:style-name="P12" text:outline-level="3">4.2.1 Zu pflegende Eigenschaften</text:h>
      <text:p text:style-name="P17">blabla:</text:p>
      <text:list xml:id="list31518740" text:continue-numbering="true" text:style-name="L1">
        <text:list-item>
          <text:p text:style-name="P18">lorem</text:p>
        </text:list-item>
        <text:list-item>
          <text:p text:style-name="P18">ipsum</text:p>
        </text:list-item>
        <text:list-item>
          <text:p text:style-name="P18">dolor</text:p>
        </text:list-item>
      </text:list>
      <text:p text:style-name="P17">&lt;Use Case&gt;</text:p>
      <text:h text:style-name="P5" text:outline-level="2">4.4 whatever</text:h>
      <text:p text:style-name="P19">&lt;Use Case&gt;</text:p>
      <text:h text:style-name="P13" text:outline-level="3">4.2.1 Zu pflegende Eigenschaften</text:h>
      <text:p text:style-name="P17">blabla:</text:p>
      <text:list xml:id="list31529280" text:continue-numbering="true" text:style-name="L1">
        <text:list-item>
          <text:p text:style-name="P18">lorem</text:p>
        </text:list-item>
        <text:list-item>
          <text:p text:style-name="P18">ipsum</text:p>
        </text:list-item>
        <text:list-item>
          <text:p text:style-name="P21">dolor</text:p>
        </text:list-item>
      </text:list>
      <text:p text:style-name="P20">&lt;Use Case&gt;</text:p>
      <text:h text:style-name="P10" text:outline-level="1">5 Quellen</text:h>
      <text:h text:style-name="P4" text:outline-level="2">5.1 HTML Framework</text:h>
      <text:h text:style-name="P4" text:outline-level="2">5.2 CSS Framework</text:h>
      <text:h text:style-name="P4" text:outline-level="2">5.3 AngularJS</text:h>
      <text:h text:style-name="P5" text:outline-level="2">5.4 Bootstrap</text:h>
      <text:p text:style-name="P1"><text:a xlink:type="simple" xlink:href="http://tutorialbox.de/2013/01/bootstrap-10-gute-gruende-fuer-das-open-source-framework-von-twitter/" text:style-name="Internet_20_link" text:visited-style-name="Visited_20_Internet_20_Link">http://tutorialbox.de/2013/01/bootstrap-10-gute-gruende-fuer-das-open-source-framework-von-twitter/</text:a></text:p>
      <text:p text:style-name="P1"><text:a xlink:type="simple" xlink:href="https://de.wikipedia.org/wiki/Bootstrap_%28Framework%29" text:style-name="Internet_20_link" text:visited-style-name="Visited_20_Internet_20_Link">https://de.wikipedia.org/wiki/Bootstrap_%28Framework%29</text:a></text:p>
      <text:p text:style-name="P1"><text:a xlink:type="simple" xlink:href="http://getbootstrap.com/" text:style-name="Internet_20_link" text:visited-style-name="Visited_20_Internet_20_Link">http://getbootstrap.com/</text:a></text:p>
      <text:p text:style-name="P1"><text:a xlink:type="simple" xlink:href="http://www.highresolution.info/spotlight/entry/was_sie_ueber_css-frameworks_wissen_sollten/" text:style-name="Internet_20_link" text:visited-style-name="Visited_20_Internet_20_Link">http://www.highresolution.info/spotlight/entry/was_sie_ueber_css-frameworks_wissen_sollten/</text:a></text:p>
      <text:p text:style-name="P1"><text:a xlink:type="simple" xlink:href="http://webresourcesdepot.com/20-beautiful-resources-that-complement-twitter-bootstrap/" text:style-name="Internet_20_link" text:visited-style-name="Visited_20_Internet_20_Link">http://webresourcesdepot.com/20-beautiful-resources-that-complement-twitter-bootstrap/</text:a></text:p>
      <text:p text:style-name="P1"><text:a xlink:type="simple" xlink:href="http://holdirbootstrap.de/los-gehts/" text:style-name="Internet_20_link" text:visited-style-name="Visited_20_Internet_20_Link">http://holdirbootstrap.de/los-gehts/</text:a></text:p>
      <text:p text:style-name="P1"><text:a xlink:type="simple" xlink:href="https://www.feenders.de/ratgeber/experten/646-reagierendes-design-webseiten-zukunftssicher-erstellen.html" text:style-name="Internet_20_link" text:visited-style-name="Visited_20_Internet_20_Link">https://www.feenders.de/ratgeber/experten/646-reagierendes-design-webseiten-zukunftssicher-erstellen.html</text:a></text:p>
      <text:p text:style-name="Text_20_body"><text:a xlink:type="simple" xlink:href="https://www.feenders.de/ratgeber/experten/646-reagierendes-design-webseiten-zukunftssicher-erstellen.html" text:style-name="Internet_20_link" text:visited-style-name="Visited_20_Internet_20_Link"><text:span text:style-name="T1">https://www.feenders.de/ratgeber/experten/646-reagierendes-design-webseiten-zukunftssicher-erstellen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3M53S</meta:editing-duration>
    <meta:editing-cycles>4</meta:editing-cycles>
    <meta:generator>OpenOffice/4.1.1$Win32 OpenOffice.org_project/411m6$Build-9775</meta:generator>
    <dc:date>2016-04-29T11:34:41.78</dc:date>
    <meta:document-statistic meta:table-count="0" meta:image-count="0" meta:object-count="0" meta:page-count="9" meta:paragraph-count="145" meta:word-count="319" meta:character-count="2349"/>
    <meta:user-defined meta:name="Info 1"/>
    <meta:user-defined meta:name="Info 2"/>
    <meta:user-defined meta:name="Info 3"/>
    <meta:user-defined meta:name="Info 4"/>
  </office:meta>
</office:document-meta>
</file>